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style style:name="P6" style:family="paragraph" style:parent-style-name="Text_20_body" style:list-style-name="L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Résumé de l'histoire de Didon</text:h>
      <text:p text:style-name="Text_20_body">Didon, aussi connue sous le nom de Elissa, est une figure légendaire de l'Antiquité et la fondatrice de Carthage. Fille du roi de Tyr, elle devient reine de Carthage après avoir fui son pays natal suite à un coup d'État orchestré par son frère Pygmalion. En arrivant à Carthage, elle parvient à établir une nouvelle ville prospère grâce à son intelligence politique et à ses capacités de leadership.</text:p>
      <text:p text:style-name="Text_20_body">Didon tombe amoureuse du héros troyen Énée, qui fait escale à Carthage après la chute de Troie. Leur relation est intense, mais Énée est destiné à poursuivre son voyage pour fonder Rome, comme le lui a ordonné le destin. Didon, désespérée par son départ, se lance dans une spirale de désespoir et de colère. Elle se suicide en se jetant sur le bûcher qu'elle a préparé pour brûler les souvenirs d'Énée, marquant ainsi la fin tragique de son règne.</text:p>
      <text:h text:style-name="Heading_20_3" text:outline-level="3">Mes préférences</text:h>
      <text:p text:style-name="Text_20_body"><text:span text:style-name="Strong_20_Emphasis">Personnage que j'apprécie :</text:span></text:p>
      <text:list text:style-name="L1">
        <text:list-item>
          <text:p text:style-name="P1"><text:span text:style-name="Strong_20_Emphasis">Didon</text:span> : J'apprécie beaucoup Didon pour sa force et son intelligence. Elle est une dirigeante capable et visionnaire qui réussit à établir une grande cité. Sa détermination et son courage sont admirables, et sa tragédie renforce encore plus sa complexité et sa profondeur en tant que personnage.</text:p>
        </text:list-item>
      </text:list>
      <text:p text:style-name="Text_20_body"><text:span text:style-name="Strong_20_Emphasis">Personnage que je n'apprécie pas :</text:span></text:p>
      <text:list text:style-name="L2">
        <text:list-item>
          <text:p text:style-name="P2"><text:span text:style-name="Strong_20_Emphasis">Pygmalion</text:span> : Je trouve que Pygmalion est un personnage moins sympathique en raison de ses actions dévastatrices. Son désir de pouvoir et son tyrannique comportement sont à l'origine de la fuite de Didon et des souffrances qui en découlent. Son égoïsme et son ambition créent des obstacles pour Didon et ses aspirations.</text:p>
        </text:list-item>
      </text:list>
      <text:h text:style-name="Heading_20_3" text:outline-level="3">Appréciation d'Énée</text:h>
      <text:p text:style-name="Text_20_body"><text:span text:style-name="Strong_20_Emphasis">Points positifs :</text:span></text:p>
      <text:list text:style-name="L3">
        <text:list-item>
          <text:p text:style-name="P4"><text:span text:style-name="Strong_20_Emphasis">Héros et Leader :</text:span> Énée est un héros emblématique de la mythologie romaine. Son courage et sa détermination à accomplir sa destinée — fonder Rome — sont admirables. Il incarne les valeurs du leadership et du devoir, ce qui le rend respecté dans le contexte de ses aventures.</text:p>
        </text:list-item>
        <text:list-item>
          <text:p text:style-name="P3"><text:span text:style-name="Strong_20_Emphasis">Loyal et Dévoué :</text:span> Énée est loyal à sa mission et à son peuple, et il suit les ordres des dieux malgré les difficultés personnelles qu'il rencontre. Son dévouement à un objectif plus grand que lui-même est un trait noble.</text:p>
        </text:list-item>
      </text:list>
      <text:p text:style-name="Text_20_body"><text:span text:style-name="Strong_20_Emphasis">Points négatifs :</text:span></text:p>
      <text:list text:style-name="L4">
        <text:list-item>
          <text:p text:style-name="P6"><text:span text:style-name="Strong_20_Emphasis">Ambiguïté Morale :</text:span> La relation d'Énée avec Didon est l'un des aspects les plus controversés de son personnage. Bien qu'il n'ait pas cherché à lui faire du mal, sa décision de partir malgré ses sentiments pour elle conduit à sa tragédie. On pourrait le critiquer pour son manque de sensibilité et de compassion dans ce contexte.</text:p>
        </text:list-item>
        <text:list-item>
          <text:p text:style-name="P5"><text:span text:style-name="Strong_20_Emphasis">Détermination Implacable :</text:span> Son engagement envers sa mission le rend parfois inflexible et aveugle aux besoins émotionnels des autres, comme ceux de Didon. Cela peut le faire paraître insensible, même s'il agit en suivant un destin préordonné.</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9T14:45:27.986000000</meta:creation-date>
    <dc:date>2024-07-19T14:57:04.448000000</dc:date>
    <meta:editing-duration>PT11M36S</meta:editing-duration>
    <meta:editing-cycles>1</meta:editing-cycles>
    <meta:document-statistic meta:table-count="0" meta:image-count="0" meta:object-count="0" meta:page-count="1" meta:paragraph-count="15" meta:word-count="456" meta:character-count="2684" meta:non-whitespace-character-count="2247"/>
    <meta:generator>LibreOffice/7.5.3.2$Windows_X86_64 LibreOffice_project/9f56dff12ba03b9acd7730a5a481eea045e468f3</meta:generator>
  </office:meta>
</office:document-meta>
</file>